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fsPatternUtils.visit( Object resource , InvocationHandler visito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VfsPatternUtils.findRoot( URL ur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fsPatternUtils.getPath( Object resourc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VfsPatternUtils.getVisitorAttribu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